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6972in"/>
    </style:style>
    <style:style style:name="co3" style:family="table-column">
      <style:table-column-properties fo:break-before="auto" style:column-width="1.724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Source Code Pr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8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 table:number-columns-spanned="1" table:number-rows-spanned="5">
            <text:p>0 (unsigned integer)</text:p>
          </table:table-cell>
          <table:table-cell table:style-name="ce2" office:value-type="string" calcext:value-type="string">
            <text:p>24 or &lt;24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32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64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8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16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32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64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[]byt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2 (byte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3 (text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[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4 (array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ap[any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5 (map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bool</text:p>
          </table:table-cell>
          <table:table-cell table:style-name="ce2" office:value-type="string" calcext:value-type="string">
            <text:p>false</text:p>
          </table:table-cell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true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string" calcext:value-type="string">
            <text:p>2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string" calcext:value-type="string">
            <text:p>2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32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64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8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style-name="ce2" office:value-type="string" calcext:value-type="string">
            <text:p>&gt; <text:s/>MaxInt8</text:p>
          </table:table-cell>
          <table:table-cell table:style-name="ce2" office:value-type="string" calcext:value-type="string">
            <text:p>u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8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style-name="ce2" office:value-type="string" calcext:value-type="string">
            <text:p>&gt; <text:s/>MaxInt16</text:p>
          </table:table-cell>
          <table:table-cell table:style-name="ce2" office:value-type="string" calcext:value-type="string">
            <text:p>u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16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style-name="ce2" office:value-type="string" calcext:value-type="string">
            <text:p>&gt; <text:s/>MaxInt32</text:p>
          </table:table-cell>
          <table:table-cell table:style-name="ce2" office:value-type="string" calcext:value-type="string">
            <text:p>u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32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style-name="ce2" office:value-type="string" calcext:value-type="string">
            <text:p>&gt; <text:s/>MaxInt64</text:p>
          </table:table-cell>
          <table:table-cell table:style-name="ce2" office:value-type="string" calcext:value-type="string">
            <text:p>uint64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64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4">
            <text:p>1 (negative integer)</text:p>
          </table:table-cell>
          <table:table-cell table:style-name="ce2" office:value-type="string" calcext:value-type="string">
            <text:p>24 or &lt;2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2 (byte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byt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3 (text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4 (array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5 (ma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map[any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fals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tru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il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64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02:23:20.850875120</dc:date>
    <meta:editing-duration>PT8H31M12S</meta:editing-duration>
    <meta:editing-cycles>75</meta:editing-cycles>
    <meta:generator>LibreOffice/7.4.2.3$MacOSX_X86_64 LibreOffice_project/382eef1f22670f7f4118c8c2dd222ec7ad009daf</meta:generator>
    <meta:print-date>2022-11-12T17:55:40.066479847</meta:print-date>
    <meta:document-statistic meta:table-count="1" meta:cell-count="168" meta:object-count="0"/>
  </office:meta>
</office:document-meta>
</file>